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19B4B012D92.png"/>
  <manifest:file-entry manifest:media-type="image/png" manifest:full-path="Pictures/1000000000000375000001DC760178C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323cm" svg:height="7.798cm" svg:x="1.381cm" svg:y="2.016cm">
          <draw:image xlink:href="Pictures/10000000000003200000019B4B012D92.png" xlink:type="simple" xlink:show="embed" xlink:actuate="onLoad">
            <text:p/>
          </draw:image>
        </draw:frame>
        <draw:frame draw:style-name="gr1" draw:text-style-name="P1" draw:layer="layout" svg:width="11.963cm" svg:height="6.452cm" svg:x="6.338cm" svg:y="8.16cm">
          <draw:image xlink:href="Pictures/1000000000000375000001DC760178C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3T08:12:39</meta:creation-date>
    <dc:date>2013-05-13T08:20:04</dc:date>
    <meta:editing-duration>PT7M26S</meta:editing-duration>
    <meta:editing-cycles>1</meta:editing-cycles>
    <meta:document-statistic meta:object-count="2"/>
    <meta:generator>OpenOffice.org/3.4.1$Unix OpenOffice.org_project/341m1$Build-9593</meta:generator>
  </office:meta>
</office:document-meta>
</file>